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master-page-name="Converted1">
      <style:paragraph-properties style:page-number="auto"/>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Donec bibendum egestas diam at accumsan. In id ante eget massa commodo lacinia eget a felis. Vivamus porttitor pellentesque lectus in blandit. Mauris volutpat odio et tellus euismod venenatis. Sed euismod, purus ut dapibus vestibulum, purus velit consequat augue, aliquam sodales nulla sem quis ligula. Nullam ullamcorper, felis quis eleifend dapibus, nunc elit efficitur dolor, s</text:p>
      <text:p text:style-name="Standard">ed dictum lacus lacus at dolor. Phasellus sed tempor diam. Phasellus facilisis interdum facilisis. </text:p>
      <text:p text:style-name="Text_20_body">Lorem ipsum dolor sit amet, consectetur adipiscing elit. Donec suscipit mollis urna, ut auctor est iaculis eu. Ut sed mauris ullamcorper, tristique sem non, consectetur justo. Fusce pretium pretium arcu id dapibus. Ut vestibulum ex non tortor tristique, id molestie justo finibus. Sed et tellus euismod purus cursus tempus. Cras in pretium lorem, et bibendum justo. Ut et nisl purus. Phasellus justo sem, tincidunt sed lacus sit amet, bibendum rutrum ligula. Curabitur vel eros sagittis, suscipit libero id, pretium purus. Praesent ac velit viverra, posuere erat ac, egestas nisi. Class aptent taciti sociosqu ad litora torquent per conubia nostra, per inceptos himenaeos. Donec nec lacus non magna sagittis euismod et sodales elit. Maecenas accumsan libero eget nibh tempus, eget facilisis eros facilisis. Vivamus consequat dictum erat eu porta. Aliquam tincidunt pellentesque neque, in mattis mi semper nec. Curabitur id sem felis. </text:p>
      <text:section text:style-name="Sect1" text:name="TextSection">
        <text:p text:style-name="Text_20_body">Ut lacinia ipsum tincidunt urna consectetur, vel imperdiet enim hendrerit. Integer dapibus condimentum urna ac congue. Praesent in elit metus. Sed venenatis, tellus in egestas bibendum, ligula ante aliquam ante, ac molestie quam tellus nec est. Fusce luctus feugiat sodales. Nulla lobortis convallis orci, vitae ornare mauris blandit non. Proin neque eros, congue at semper in, finibus in lacus. Praesent non accumsan dolor. </text:p>
        <text:p text:style-name="Text_20_body">Aliquam semper neque ut ex sollicitudin auctor sodales id odio. Praesent id aliquam erat, nec rutrum urna. Pellentesque sed viverra est. Sed blandit erat ac est aliquam ultricies. Donec ac leo nec felis sodales vulputate et a ex. Ut congue ac turpis et egestas. Pellentesque tincidunt cursus est, vel dapibus eros bibendum vel. Vivamus id lectus nunc. Nunc faucibus rhoncus urna faucibus mollis. Ut bibendum egestas rutrum. Sed eu odio vel nisl dignissim dignissim. Quisque justo tellus, pellentesque id ligula nec, pharetra cursus felis. Vivamus lacus libero, scelerisque ac accumsan eget, volutpat non sapien. Sed at metus quis massa porttitor maximus. Maecenas nec cursus eros, ut viverra ex. Praesent faucibus laoreet imperdiet. </text:p>
        <text:p text:style-name="Text_20_body">Proin malesuada diam pharetra, tempor felis at, posuere massa. Interdum et malesuada fames ac ante ipsum primis in faucibus. Aenean id felis nec lorem egestas rhoncus et eu sem. Donec imperdiet purus quam, viverra dictum ex vehicula et. Pellentesque volutpat leo luctus consequat tristique. Aenean non tellus sed sapien cursus lacinia ac in lacus. Morbi luctus lorem non tortor imperdiet, ac hendrerit tellus semper. </text:p>
        <text:p text:style-name="Text_20_body">Nam ac elit at justo sagittis blandit. Duis faucibus, tellus at eleifend fermentum, purus nunc convallis ligula, vel placerat turpis risus ac ligula. Integer metus ipsum, scelerisque et facilisis a, ornare nec neque. Quisque convallis eleifend ligula vitae varius. Maecenas suscipit bibendum massa, in elementum velit auctor id. Sed sodales malesuada imperdiet. Donec eu tortor cursus libero accumsan sodales. Sed faucibus purus id porttitor lacinia. </text:p>
        <text:p text:style-name="Text_20_body">Nunc eleifend placerat convallis. Ut lobortis, nisl dignissim imperdiet consectetur, tortor ipsum finibus augue, ut iaculis elit lacus quis nisi. Curabitur vel dui nec dui egestas pretium. Aliquam leo magna, pellentesque quis tristique a, lacinia et nisl. Quisque hendrerit ultricies diam. Maecenas erat ante, interdum eget sapien sit amet, iaculis sodales metus. Sed nec est euismod, euismod odio vitae, <text:soft-page-break/>molestie velit. Cras commodo egestas nisi. Vivamus tempor mollis ante, ultricies feugiat lacus tempor sit amet. Sed eu vulputate massa. Sed sit amet nisl aliquam, convallis nunc eu, vehicula dui. Phasellus et lectus a dui iaculis tincidunt. </text:p>
        <text:p text:style-name="Text_20_body">Maecenas et justo nec turpis posuere vulputate non at neque. Nunc sollicitudin convallis sem volutpat ullamcorper. Maecenas imperdiet ultrices sem. Morbi tincidunt sollicitudin enim, nec fermentum orci suscipit a. Sed mattis leo ac eros pellentesque fermentum. Sed eu vestibulum turpis, ut suscipit neque. Nulla rhoncus sapien eget turpis tincidunt feugiat. Nunc posuere vestibulum nibh sed ultricies. Sed lobortis suscipit velit, vitae efficitur mauris porta a. In eget diam non orci finibus posuere ut eu quam. Vestibulum ante ipsum primis in faucibus orci luctus et ultrices posuere cubilia Curae; Maecenas accumsan consectetur lectus eu vestibulum. Aliquam efficitur vitae sem eget bibendum. </text:p>
        <text:p text:style-name="Text_20_body">Duis facilisis, neque nec scelerisque efficitur, libero risus dignissim nibh, quis congue mauris nibh in quam. Sed malesuada lacus et nibh aliquam lobortis in eget leo. Aenean cursus elit tortor. Nunc porttitor sagittis dolor, sed aliquam lacus faucibus sed. Suspendisse tellus sem, lobortis commodo tempor ac, tincidunt eu sapien. Duis ultrices nunc id dolor malesuada consequat. Sed dolor odio, tempor vitae accumsan a, interdum et velit. Duis nec sem porttitor, lobortis lorem ac, interdum sapien. </text:p>
        <text:p text:style-name="Text_20_body">Aliquam tincidunt vitae magna eu aliquet. Donec nec lacinia eros. Vivamus sit amet sagittis odio. Curabitur posuere pretium lectus, sed blandit sem. Mauris ut semper eros. Aliquam eu urna imperdiet, consequat nisl sed, accumsan massa. Nunc vulputate diam libero, sit amet commodo libero aliquet eu. Vivamus sit amet ultricies lacus. Sed tincidunt elit rhoncus leo rutrum, ac tempor tortor pellentesque. Quisque varius orci eget massa suscipit commodo. </text:p>
        <text:p text:style-name="Text_20_body">Curabitur in placerat dolor. Curabitur velit ante, gravida non sollicitudin quis, vestibulum ut justo. Maecenas at augue quis mi rutrum tempus. Morbi id convallis neque, ac condimentum nisl. Donec elementum neque lacus, vitae mollis mi dignissim ac. Duis elementum augue nulla, at porttitor magna ultrices tempus. Suspendisse potenti. Quisque felis libero, vehicula nec enim et, lobortis gravida ipsum. Nulla facilisi. Morbi imperdiet gravida aliquam. Pellentesque pretium, erat vitae condimentum tincidunt, risus justo tempus ipsum, a sodales nibh neque sed dolor. Proin vehicula, purus at tempor molestie, purus dolor semper metus, sit amet rhoncus justo est in lacus. Aliquam venenatis lacus in scelerisque sollicitudin. Nulla facilisi. Mauris suscipit justo tellus, eu cursus urna blandit at. Fusce vel congue dui, vitae bibendum nulla. </text:p>
        <text:p text:style-name="Text_20_body">Integer eu nulla nulla. Integer nulla odio, sollicitudin at lobortis ac, lobortis et turpis. Aenean vel erat at ante semper ornare. Donec iaculis tellus a est mattis mollis. Nullam eget est vestibulum velit congue semper. Vivamus in diam quis nibh maximus rhoncus. Donec ultrices felis in ligula finibus venenatis. Nam cursus mattis metus quis efficitur. </text:p>
        <text:p text:style-name="Text_20_body">Morbi eu commodo augue. Proin imperdiet est in orci feugiat fermentum. Vivamus tincidunt erat sed arcu ultricies, ut vulputate ipsum vulputate. Mauris laoreet turpis ut magna facilisis fermentum. Quisque lobortis pulvinar magna dictum pellentesque. In sit amet egestas nulla. Aenean dignissim magna eget nulla hendrerit bibendum. Nulla placerat non leo sed sollicitudin. Sed augue velit, suscipit aliquet nibh fringilla, scelerisque hendrerit tortor. Quisque luctus scelerisque arcu at varius. Cras cursus consequat cursus. </text:p>
        <text:p text:style-name="Text_20_body"><text:soft-page-break/>In varius enim eu est semper pharetra. Sed vehicula orci vel ante fringilla commodo. Ut ut est vitae massa dictum dapibus. Ut volutpat est magna, hendrerit fringilla orci porta in. Mauris id tortor sagittis, fringilla neque ac, rhoncus magna. Morbi bibendum lacus eget ex bibendum vulputate. Donec elementum, magna non elementum faucibus, arcu est dignissim leo, vitae varius neque mi ac enim. Ut condimentum, risus quis mollis posuere, massa lectus tincidunt augue, sed euismod dui sapien quis eros. Phasellus scelerisque pharetra felis, id finibus felis. Suspendisse non congue quam. Curabitur eu libero nisl. </text:p>
        <text:p text:style-name="Text_20_body">Suspendisse potenti. Donec vitae orci et orci ornare ultricies. Sed tempus vel elit eu pulvinar. Maecenas sem turpis, bibendum a ligula ut, tristique varius metus. Etiam a nibh maximus, blandit tortor ut, iaculis lacus. Sed porta diam aliquam purus tincidunt, a ornare purus accumsan. Sed et lobortis ex. Vestibulum neque magna, dictum pulvinar mi id, consectetur dictum velit. Vestibulum sed mattis dui, ut posuere orci. Etiam aliquam nunc nec volutpat aliquam. Nam eleifend neque id finibus commodo. </text:p>
        <text:p text:style-name="Text_20_body">Duis eu venenatis risus. Proin id quam vitae dui ornare condimentum sed vel nisi. Praesent id nunc blandit, pretium diam et, fermentum risus. Vestibulum laoreet, tortor ullamcorper tempor cursus, nibh sapien hendrerit odio, a ornare mi ipsum id massa. Duis in risus in tellus iaculis eleifend sed eget lacus. Duis aliquam lorem sit amet quam fringilla, venenatis feugiat arcu sagittis. Sed sagittis rhoncus mi, ac convallis est consectetur eget. Maecenas non augue ligula. Mauris vel lectus ut massa consequat facilisis. Proin placerat tortor eget neque luctus imperdiet. Phasellus semper eu lorem at pulvinar. Nunc molestie orci eget volutpat hendrerit. Aenean est leo, porttitor sit amet neque id, vulputate imperdiet enim. Vestibulum porttitor ante nibh, vitae placerat mauris tincidunt quis. </text:p>
        <text:p text:style-name="Text_20_body">Aliquam augue arcu, gravida id felis non, lobortis bibendum ex. Proin in bibendum tellus. Mauris mollis accumsan ligula, quis auctor est vulputate condimentum. Donec nisl diam, interdum ac turpis vel, aliquet tempus orci. Proin ut neque vel enim lobortis convallis id ut turpis. Ut blandit magna bibendum sagittis lobortis. Aliquam erat volutpat. Etiam id commodo justo, eu sagittis nisi. Curabitur fringilla felis et risus fermentum egestas. Morbi gravida bibendum nibh nec tincidunt. Sed commodo ac nulla ut interdum. Nulla quis ligula venenatis, pulvinar nunc at, lacinia velit. Fusce hendrerit leo non orci tristique imperdiet. Integer sollicitudin aliquam posuere. </text:p>
        <text:p text:style-name="Text_20_body">In porta augue vitae tortor tempus, ut vehicula sapien dignissim. Nunc sem leo, dictum ac lectus quis, efficitur bibendum lectus. Phasellus eu nunc rutrum, aliquam felis vitae, semper urna. Quisque consectetur posuere congue. Sed urna eros, scelerisque id eros a, sodales eleifend dui. Nunc euismod eget tellus vel tincidunt. Praesent lacus metus, aliquet eget sapien non, euismod tempus est. Aenean ac efficitur sapien, nec pretium diam. Donec dapibus dui at ipsum ornare porttitor. Vivamus ultrices lobortis fermentum. Etiam condimentum ante diam, eget gravida sapien accumsan in. Duis eu hendrerit ligula, a fermentum augue. Aliquam at est id libero dictum rhoncus eu at erat. </text:p>
        <text:p text:style-name="Text_20_body">Fusce lacus lorem, scelerisque id bibendum ac, facilisis vitae odio. Curabitur faucibus viverra purus vel rutrum. Suspendisse at odio eu justo vehicula consectetur sed in elit. Donec vitae posuere mauris, vitae blandit nunc. Etiam interdum ac ex rutrum rutrum. Proin eu dolor sollicitudin, porttitor sapien eu, gravida elit. Donec tristique porttitor risus sed aliquam. Pellentesque habitant morbi tristique senectus et netus et malesuada fames ac turpis egestas. Sed nec lectus at sem convallis bibendum sed vitae turpis. Curabitur ut blandit nulla. Mauris ornare malesuada mollis. </text:p>
        <text:p text:style-name="Text_20_body"><text:soft-page-break/>Nullam sed neque finibus, egestas nulla id, efficitur diam. Donec euismod nec quam at egestas. Donec viverra massa semper dolor tincidunt imperdiet. Aliquam ac lectus ante. Curabitur convallis consectetur tellus, in laoreet quam commodo at. Ut a tempus massa, at tempor sapien. Ut ut tempor neque, hendrerit sagittis mi. Suspendisse gravida risus ut consequat semper. Nullam volutpat egestas enim. Proin quam risus, elementum vel enim sit amet, pulvinar efficitur massa. Cras gravida convallis mauris, eget sodales tortor mattis sed. Integer interdum dapibus tortor, nec ultricies sem congue eu. Cras nulla lorem, finibus sit amet massa sodales, tempus feugiat tortor. </text:p>
        <text:p text:style-name="Text_20_body">Pellentesque at pretium tellus. Donec sed bibendum risus. In viverra velit vitae aliquam consequat. Sed vulputate dolor at felis sagittis tincidunt. Mauris tristique ut leo in efficitur. Nam fringilla eget libero quis sagittis. Maecenas efficitur mattis consectetur. Nullam sollicitudin tincidunt sem, ut dapibus elit semper quis. Etiam vestibulum rutrum elit, et auctor magna ultricies eu. Morbi varius ac turpis ac sodales. Donec ut sagittis turpis. Quisque fermentum sed urna eu pharetra. </text:p>
        <text:p text:style-name="Text_20_body">Nullam imperdiet enim eget erat suscipit, ac dignissim arcu ullamcorper. Donec sit amet nibh sollicitudin, molestie lectus eget, sodales lorem. Nam sed dolor enim. Nunc justo mi, venenatis non nulla nec, sagittis feugiat metus. Mauris mattis, nulla eget egestas feugiat, metus enim fermentum leo, vel tempus dui tellus eu nibh. Donec id turpis lobortis, varius ipsum eu, facilisis orci. Praesent dolor nibh, gravida elementum erat at, pretium interdum tortor. Mauris orci dui, aliquam et eros id, scelerisque auctor elit. Cras eleifend aliquet purus, quis rhoncus elit gravida in. Phasellus nisl tellus, suscipit a mauris non, molestie venenatis quam. Integer viverra molestie volutpat. Nullam eleifend gravida maximus. Aenean consectetur neque finibus vulputate laoreet. Curabitur id libero mauris. </text:p>
        <text:p text:style-name="Text_20_body">Suspendisse potenti. Suspendisse potenti. Orci varius natoque penatibus et magnis dis parturient montes, nascetur ridiculus mus. Aliquam diam eros, maximus eu nunc eget, sodales condimentum nisi. Pellentesque et tincidunt purus. Nulla facilisi. Integer faucibus lacus nisi, eu suscipit felis feugiat mollis. Vivamus vitae leo sit amet orci pretium condimentum. Pellentesque rutrum nec urna sed condimentum. Aenean posuere purus eu maximus sodales. Praesent accumsan, lorem non malesuada gravida, libero est convallis mi, ut varius odio magna ut lorem. Mauris vel nulla ex. </text:p>
        <text:p text:style-name="Text_20_body">Mauris eros ipsum, elementum vel ligula ut, suscipit semper dolor. In tortor nibh, sollicitudin at mollis at, hendrerit auctor mauris. Mauris suscipit urna sed tincidunt efficitur. Quisque quis est in magna interdum rhoncus vel non lacus. In hac habitasse platea dictumst. Fusce tincidunt pulvinar nisi in egestas. Integer vitae leo quis lorem porttitor placerat. Quisque eleifend nisl sit amet molestie feugiat. Nullam sed dui bibendum, euismod tortor a, dapibus tellus. Phasellus sollicitudin ornare pharetra. Aenean iaculis felis ante, vel mattis enim aliquam commodo. Aliquam erat volutpat. Donec rhoncus augue vel felis luctus, sit amet volutpat arcu dictum. Integer lacinia turpis eu lobortis egestas. Fusce porta nibh at ipsum ullamcorper, at tristique nisi hendrerit. Sed laoreet vel nulla in dignissim. </text:p>
        <text:p text:style-name="Text_20_body">Etiam velit lorem, hendrerit id sapien eu, imperdiet cursus urna. Ut id tellus vehicula, dictum mauris at, laoreet lorem. Praesent sed est ipsum. Aenean convallis massa ipsum, ac aliquam eros condimentum non. Nunc nec lobortis metus, in sollicitudin enim. Donec magna libero, pharetra quis vehicula et, consectetur ut mi. Cras at tempor metus. In hac habitasse platea dictumst. Vivamus vitae egestas nunc. Class aptent taciti sociosqu ad litora torquent per conubia nostra, per inceptos himenaeos. Vestibulum ac arcu at ante dictum sagittis. Suspendisse consectetur sit amet nulla sit <text:soft-page-break/>amet cursus. Nullam pulvinar imperdiet ante eu fringilla. Suspendisse ultricies arcu quam, a vestibulum dui dignissim rhoncus. Duis sed mauris eros. </text:p>
        <text:p text:style-name="Text_20_body">Quisque id viverra lectus. Suspendisse potenti. Etiam imperdiet semper fringilla. Vivamus quis sodales sapien. Quisque malesuada mi in mauris commodo rutrum non ac enim. Cras sed dignissim sapien. Aenean dapibus luctus egestas. Ut a porta libero, eu lacinia ex. Pellentesque dapibus congue sem scelerisque tempor. Nam in interdum urna. Nam interdum, lectus nec porta bibendum, nisl mi sodales diam, nec pellentesque neque eros vitae ex. </text:p>
        <text:p text:style-name="Text_20_body">Nullam in molestie velit. Curabitur accumsan risus vel ipsum condimentum rutrum. Praesent blandit neque ligula, at hendrerit erat convallis egestas. Interdum et malesuada fames ac ante ipsum primis in faucibus. Curabitur elementum gravida nulla, at lobortis justo consectetur ac. Fusce nec nisl convallis, mollis dui at, maximus ante. Ut dapibus nulla velit, et maximus lacus vehicula ac. Curabitur semper placerat ipsum, id facilisis arcu. Integer ante justo, dignissim sed turpis dictum, faucibus pellentesque mauris. </text:p>
        <text:p text:style-name="Text_20_body">Morbi ullamcorper cursus sapien sit amet volutpat. Etiam condimentum augue vitae iaculis dignissim. Proin cursus felis id erat ornare, non volutpat enim aliquam. Sed mauris purus, imperdiet eu dictum sit amet, malesuada eget mi. In id tellus tincidunt, maximus elit vitae, facilisis erat. Vivamus sit amet urna viverra, ullamcorper diam vel, mattis diam. Nam dictum egestas orci vel fermentum. Sed non pellentesque elit. Vivamus dignissim leo id ipsum imperdiet, et aliquet orci faucibus. Etiam molestie faucibus diam, ac viverra lorem congue non. Duis ullamcorper odio tortor, eget vehicula nisl fringilla et. Donec lectus tellus, posuere at enim eu, dapibus mattis lorem. Phasellus sodales vulputate dolor molestie aliquet. Aliquam bibendum lacus mauris, sit amet ornare justo tincidunt id. </text:p>
        <text:p text:style-name="Text_20_body">Etiam vehicula porta fermentum. Duis volutpat interdum lobortis. Integer non ipsum nec enim malesuada elementum sit amet non turpis. In feugiat mollis imperdiet. Etiam laoreet eros ut consequat facilisis. Vestibulum lobortis congue malesuada. Quisque tempus malesuada elementum. Suspendisse elementum ipsum et molestie sagittis. Integer nec ipsum pretium, iaculis nibh ut, bibendum urna. Mauris tincidunt odio convallis orci volutpat blandit. Donec dapibus urna ultricies, eleifend sem quis, rutrum nulla. Aenean ut nunc posuere, malesuada justo et, pulvinar mi. In ac commodo turpis. Nunc posuere dapibus ex sit amet dapibus. </text:p>
        <text:p text:style-name="Text_20_body">Praesent egestas a dolor vitae molestie. Aenean aliquet diam vitae rhoncus laoreet. Vestibulum libero leo, convallis sit amet sem ac, sagittis vulputate nisi. Aenean porttitor massa vitae pulvinar scelerisque. Nulla elit risus, fermentum non erat et, finibus elementum purus. Vestibulum eget nisl ullamcorper, dignissim lorem non, tempor felis. Mauris gravida commodo rhoncus. Integer a risus nec orci rutrum ultricies. Fusce in dapibus lorem. Ut commodo semper odio in bibendum. Aliquam erat volutpat. </text:p>
        <text:p text:style-name="Text_20_body">Vestibulum dignissim elit porttitor tellus dapibus volutpat. Pellentesque at metus malesuada, vulputate diam et, tempor orci. Nam ac pellentesque odio, vitae lacinia massa. Phasellus suscipit venenatis arcu, et efficitur risus mollis vel. Nulla suscipit urna nec ipsum consectetur, quis commodo lorem commodo. Proin efficitur ultricies justo quis condimentum. Vivamus vestibulum mauris nec ullamcorper bibendum. Vivamus at venenatis neque, vitae lobortis ante. Donec semper, urna non blandit pulvinar, metus felis elementum sem, sit amet faucibus massa nunc nec nunc. <text:soft-page-break/>Nullam iaculis accumsan dolor, a posuere quam ullamcorper at. Donec accumsan efficitur est, ac elementum tortor suscipit ut. Duis vestibulum ex vel orci iaculis, vitae facilisis massa lacinia. Proin dolor eros, ornare at pulvinar in, consequat eget metus. </text:p>
        <text:p text:style-name="Text_20_body">Ut dignissim arcu vitae nibh aliquet convallis. Morbi lacinia nibh at nisl imperdiet, vitae dictum est mollis. Nunc at nisl et nibh ullamcorper ornare. Vivamus sit amet consectetur mi. Fusce sed diam vel odio blandit eleifend in vitae nunc. Donec nec turpis eros. Etiam vel augue ac quam porta commodo. Cras non dui in mi imperdiet finibus ut vitae mauris. Nunc aliquet feugiat enim, vel dictum ex sagittis in. Aliquam diam justo, ultrices vel eros a, semper porta risus. Etiam scelerisque efficitur mi, sed ornare diam tristique et. Proin interdum nisi quis elementum consequat. Donec molestie faucibus sem vel volutpat. Etiam malesuada lorem quis maximus aliquam. Integer accumsan, odio et blandit ornare, massa enim efficitur dui, vitae tempus magna arcu a leo. </text:p>
        <text:p text:style-name="Text_20_body">Aliquam vel imperdiet nibh. Pellentesque mattis sed justo eu condimentum. Cras diam leo, sodales sed turpis in, aliquam rutrum libero. Ut a vulputate enim, egestas malesuada felis. Cras ut ornare erat, eu porttitor sapien. Etiam a augue a lectus ultrices maximus. Cras at est quis ante posuere finibus. Aenean vitae diam id arcu dictum vehicula ac ac risus. Aliquam erat tortor, placerat quis porttitor vitae, molestie id risus. Pellentesque condimentum dolor tincidunt lacus porttitor efficitur ac id felis. Quisque vel porta leo. Nunc justo lorem, porttitor non tellus sed, condimentum varius enim. Ut faucibus, odio vel consectetur faucibus, urna quam eleifend nisl, id imperdiet ante ante semper ante. Maecenas porta velit elementum ligula aliquam, vel finibus massa tincidunt. </text:p>
        <text:p text:style-name="Text_20_body">Sed molestie neque aliquet urna porttitor ultricies. In ut viverra magna. Quisque commodo viverra leo, ut sollicitudin diam luctus sed. Aliquam orci felis, tincidunt id ligula molestie, venenatis laoreet lectus. Quisque feugiat auctor imperdiet. Quisque vehicula tincidunt sem, quis ultrices enim ultrices vel. In viverra dui et venenatis finibus. Proin congue diam in nulla tempus lacinia. Ut dictum convallis nulla, et malesuada elit tristique non. Sed eu risus a magna rutrum tincidunt gravida id justo. Sed fermentum finibus tortor, bibendum luctus lectus tristique quis. Morbi pharetra id velit ut suscipit. Donec in gravida ligula. Nulla faucibus ex blandit tempus faucibus. Ut blandit neque eros, in viverra eros luctus nec. Integer nisi ante, suscipit a nunc eleifend, dapibus lobortis ex. </text:p>
        <text:p text:style-name="Text_20_body">Vestibulum tempor, orci a consectetur luctus, tellus ligula faucibus urna, a aliquam risus elit eu diam. Mauris a bibendum sapien. Aliquam erat volutpat. Integer blandit neque sed justo suscipit, sit amet fermentum nisi elementum. Suspendisse euismod, ex vitae feugiat iaculis, est lacus congue tellus, eu rhoncus arcu dolor non libero. Etiam nec tellus sed tellus fringilla volutpat. Nullam eleifend turpis sit amet sapien commodo, a viverra nisl auctor. Vivamus eget hendrerit est, ac lobortis purus. Fusce tortor metus, aliquet sit amet faucibus id, viverra suscipit orci. Aenean non ornare nulla. Maecenas sit amet sollicitudin mi. Nunc blandit tempus fringilla. Pellentesque sapien justo, interdum a dapibus non, tincidunt auctor lorem. </text:p>
        <text:p text:style-name="Text_20_body">Proin eleifend mauris nec tellus consequat, vel ultricies erat placerat. Cras quis magna nec lacus scelerisque fermentum. Duis in diam at mauris facilisis hendrerit. Nulla augue elit, cursus eu ultrices vel, gravida et orci. Etiam sagittis consectetur neque vitae feugiat. In dapibus arcu sed interdum tempus. Praesent pretium fermentum porta. Fusce eu risus interdum, rhoncus nulla at, convallis lacus. Vivamus dictum ligula non aliquam facilisis. Suspendisse a velit non nunc ultricies laoreet. Nunc et dignissim sem. Duis libero ante, accumsan a scelerisque eget, mattis quis justo. <text:soft-page-break/>Nam sagittis porta urna, et porttitor lacus congue vel. Quisque sapien eros, pellentesque at felis ut, condimentum pharetra magna. Quisque aliquet a lacus id blandit. </text:p>
        <text:p text:style-name="Text_20_body">Maecenas condimentum varius condimentum. Vestibulum feugiat nulla quis nunc suscipit placerat. Phasellus sodales pellentesque libero, ac lobortis ex ullamcorper at. In libero est, mollis id placerat tristique, sollicitudin pretium magna. Curabitur porta luctus tellus, facilisis pretium nibh varius nec. Ut vitae elit porttitor, tempus nisi dignissim, pellentesque tellus. Nunc vulputate, arcu at ornare tincidunt, justo nulla pretium ex, id consequat nisi ex vel est. Cras pulvinar rutrum nunc, sit amet sodales lectus rhoncus eget. Suspendisse malesuada hendrerit ipsum a fringilla. Duis viverra metus magna. Proin pharetra mattis eleifend. Suspendisse accumsan varius felis, sit amet tristique nisi euismod sit amet. Duis volutpat magna eu ante mollis, id pharetra metus tincidunt. Pellentesque justo massa, luctus quis augue sit amet, aliquet rhoncus ex. In tellus ipsum, finibus eget nunc at, placerat scelerisque sapien. </text:p>
        <text:p text:style-name="Text_20_body">Nunc convallis lobortis libero, eget viverra justo lacinia eu. Phasellus tristique non erat in gravida. Class aptent taciti sociosqu ad litora torquent per conubia nostra, per inceptos himenaeos. Vestibulum ante ipsum primis in faucibus orci luctus et ultrices posuere cubilia Curae; Nam consequat, magna at faucibus ornare, est risus rutrum elit, et eleifend metus odio at ligula. Phasellus eu arcu quis tortor tristique faucibus in sit amet lorem. Nam eget massa a sem pulvinar posuere. In in eros pretium, interdum lorem ut, congue orci. Phasellus mi quam, dignissim ac augue eget, scelerisque malesuada nibh. Suspendisse in nisl ultricies, suscipit dolor ut, placerat elit. Donec porttitor lacus ultricies lorem auctor, et laoreet metus imperdiet. Nulla facilisi. Aenean nec scelerisque ligula. Sed tincidunt, nibh nec tincidunt maximus, odio quam tempor nulla, nec pretium neque turpis eget lacus. Maecenas sapien quam, mattis vitae est sit amet, cursus euismod orci. </text:p>
        <text:p text:style-name="Text_20_body">Praesent viverra dictum risus nec rutrum. Proin eget neque at diam pellentesque dignissim. Cras volutpat lacinia molestie. Praesent id porta lacus. Aliquam non velit velit. Pellentesque at libero lacinia, feugiat nunc nec, varius orci. Nam ultricies posuere leo vulputate iaculis. Morbi rhoncus pharetra tortor, quis finibus mauris sagittis ac. Mauris ut lorem vel urna congue laoreet at nec tellus. Cras rutrum, nisl eu imperdiet molestie, quam ex finibus sem, ut feugiat massa metus id mauris. Sed placerat turpis at efficitur maximus. Duis mollis sollicitudin metus nec dictum. Nulla facilisi. Etiam non turpis tempor, aliquam neque eget, tristique nisl. Curabitur eget orci in ante volutpat. </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s" fo:country="AR"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9:58:55</meta:creation-date>
    <dc:language>es-AR</dc:language>
    <dc:date>2019-03-23T20:01:24</dc:date>
    <meta:editing-cycles>1</meta:editing-cycles>
    <meta:editing-duration>PT2M</meta:editing-duration>
    <meta:generator>LibreOffice/5.2.7.2$Linux_X86_64 LibreOffice_project/20m0$Build-2</meta:generator>
    <meta:document-statistic meta:table-count="0" meta:image-count="0" meta:object-count="0" meta:page-count="8" meta:paragraph-count="40" meta:word-count="3770" meta:character-count="25574" meta:non-whitespace-character-count="21805"/>
  </office:meta>
</office:document-meta>
</file>